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0ad6fa"/>
    </style:style>
    <style:style style:name="P6"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7" style:family="paragraph" style:parent-style-name="Text_20_body">
      <style:text-properties officeooo:paragraph-rsid="000bc9c9"/>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2"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3"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5" style:family="text">
      <style:text-properties style:text-line-through-style="none" style:text-line-through-type="none" style:font-name="Arial1" fo:font-size="11pt" style:text-underline-style="none" style:text-blinking="false" fo:background-color="transparent" loext:char-shading-value="0"/>
    </style:style>
    <style:style style:name="T6" style:family="text">
      <style:text-properties fo:color="#1b1f22" style:text-outline="false" style:font-name="HelveticaNeue" fo:font-size="16pt" style:letter-kerning="false" style:font-size-asian="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f1d80461-7fff-0e2c-1225-120d87ee7775"/>MopedRebel</text:p>
      <text:p text:style-name="P3">Game Design Document</text:p>
      <text:p text:style-name="Text_20_body"/>
      <text:p text:style-name="P1">Promo Blurb</text:p>
      <text:p text:style-name="Text_20_body"/>
      <text:p text:style-name="P7">A rebel in the land of conformist moped users, moped rebel (MR) is a too-cool-for-school punk that doesn't abide by the rules and is always out looking for ways to undermine the “Man”, man… </text:p>
      <text:p text:style-name="P7">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Street Cred (SC)</text:p>
      <text:p text:style-name="P4">The only important currency in MR life. </text:p>
      <text:p text:style-name="Text_20_body"/>
      <text:p text:style-name="P4">SC goes UP if MR: </text:p>
      <text:list xml:id="list2125733372" text:style-name="L1">
        <text:list-item>
          <text:p text:style-name="P9">Successfully navigates traffic on the way to their delivery</text:p>
        </text:list-item>
        <text:list-item>
          <text:p text:style-name="P9">Successfully resolves conflicts with other members of traffic once those occur</text:p>
        </text:list-item>
      </text:list>
      <text:p text:style-name="Text_20_body"/>
      <text:p text:style-name="P4">SC goes DOWN if MR:</text:p>
      <text:list xml:id="list3021496820" text:style-name="L2">
        <text:list-item>
          <text:p text:style-name="P10">Drives on the sidewalk</text:p>
        </text:list-item>
        <text:list-item>
          <text:p text:style-name="P10">Fails at resolving conflicts with other members of traffic</text:p>
        </text:list-item>
      </text:list>
      <text:p text:style-name="P14"/>
      <text:p text:style-name="P4">The more SC MR has and the faster the actual delivery time is, the more money MR will be tipped by their company customers</text:p>
      <text:p text:style-name="Text_20_body"/>
      <text:p text:style-name="P2">Money</text:p>
      <text:p text:style-name="P4">MR uses money acquired from customers to </text:p>
      <text:list xml:id="list1061447864" text:style-name="L3">
        <text:list-item>
          <text:p text:style-name="P11">buy stickers for their moped</text:p>
        </text:list-item>
        <text:list-item>
          <text:p text:style-name="P11">repair any damages caused by vehicular accidents to moped or the stickers (drawing new versions with sharpie)</text:p>
        </text:list-item>
        <text:list-item>
          <text:p text:style-name="P11">Pay off conflicts with traffic member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12">higher cruise speed</text:p>
        </text:list-item>
        <text:list-item>
          <text:p text:style-name="P12">more turbo</text:p>
        </text:list-item>
        <text:list-item>
          <text:p text:style-name="P12">faster swerving</text:p>
        </text:list-item>
        <text:list-item>
          <text:p text:style-name="P12">more durability against hitting traffic members</text:p>
        </text:list-item>
        <text:list-item>
          <text:p text:style-name="P12">Increased SC in specific scenarios, etc..</text:p>
        </text:list-item>
      </text:list>
      <text:p text:style-name="Text_20_body"/>
      <text:p text:style-name="P1">Main Movement Loop</text:p>
      <text:p text:style-name="P5"><text:span text:style-name="T2">MR moves of their own accord at a comfortable </text:span><text:span text:style-name="T5">cruise speed </text:span><text:span text:style-name="T2">through the city traffic. As long as they remian in the traffic lanes, amount of SC climbs at a steady pace</text:span><text:span text:style-name="T5">.</text:span><text:span text:style-name="T1"> </text:span><text:span text:style-name="T2">If required, MR can also break, </text:span><text:span text:style-name="T3">accelerate,</text:span><text:span text:style-name="T2"> swerve between lanes of traffic </text:span><text:span text:style-name="T4">to avoid road vehicles </text:span><text:span text:style-name="T2">or swerve into the sidewalk, scaring most of the pedestrians and keep moving at cruising speed. </text:span><text:span text:style-name="T4">On the traffic road, </text:span><text:span text:style-name="T3">MR can jump over construction via ramps. </text:span><text:span text:style-name="T4">Moving on the sidewalk avoids </text:span><text:span text:style-name="T2">traffic congestion but reduces SC </text:span><text:span text:style-name="T4">during movement</text:span><text:span text:style-name="T2">. </text:span><text:span text:style-name="T4">While on the sidwalk, most pedestrians will jump out of the way of MR moped, but some will not, leading to conflict.</text:span></text:p>
      <text:p text:style-name="P4">If the moped hits another vehicle in traffic it gets damaged and MR has to resolve a conflict with the vehicle owner(-s).</text:p>
      <text:p text:style-name="P4">If the moped hits a pedestrian it maybe gets damaged and MR has to resolve a conflict with the pedestri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13">Bribing the person (costs money)</text:p>
        </text:list-item>
        <text:list-item>
          <text:p text:style-name="P13">Dismissing the person (requires certain amount of SC collected)</text:p>
        </text:list-item>
        <text:list-item>
          <text:p text:style-name="P13">Fighting the person (separate set of actions)</text:p>
        </text:list-item>
      </text:list>
      <text:p text:style-name="Text_20_body"/>
      <text:p text:style-name="P2">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way higher speeds at expense of maneuverability for a short period of time a limited number of times per delivery.</text:p>
      <text:p text:style-name="P4">Turbo allows covering a large section of delivery route in a short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01T20:18:45.163462629</dc:date>
    <meta:editing-duration>P2DT2H2M51S</meta:editing-duration>
    <meta:editing-cycles>7</meta:editing-cycles>
    <meta:document-statistic meta:table-count="0" meta:image-count="0" meta:object-count="0" meta:page-count="5" meta:paragraph-count="43" meta:word-count="625" meta:character-count="3551" meta:non-whitespace-character-count="2978"/>
  </office:meta>
</office:document-meta>
</file>